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28pt" fo:font-weight="bold" style:font-size-asian="10.5pt"/>
    </style:style>
    <style:style style:name="P2" style:family="paragraph" style:parent-style-name="Standard">
      <style:text-properties fo:font-size="22pt" fo:font-weight="bold" style:font-size-asian="10.5pt"/>
    </style:style>
    <style:style style:name="P3" style:family="paragraph" style:parent-style-name="Standard">
      <style:text-properties fo:color="#ff0000" style:font-size-asian="10.5pt"/>
    </style:style>
    <style:style style:name="P4" style:family="paragraph" style:parent-style-name="Standard">
      <style:text-properties fo:color="#000000" fo:font-size="22pt" fo:font-weight="bold" style:font-size-asian="10.5pt"/>
    </style:style>
    <style:style style:name="P5" style:family="paragraph" style:parent-style-name="Standard">
      <style:text-properties fo:color="#800000" fo:font-size="15pt" style:text-underline-style="solid" style:text-underline-type="double" style:text-underline-width="auto" style:text-underline-color="font-color" style:font-size-asian="10.5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0cm" fo:margin-right="0cm" style:line-height-at-least="0.635cm" fo:text-align="start" style:justify-single-word="false" fo:orphans="2" fo:widows="2" fo:text-indent="0cm" style:auto-text-indent="false"/>
      <style:text-properties fo:font-variant="normal" fo:text-transform="none" fo:color="#141823" fo:letter-spacing="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Standard" style:list-style-name="L5">
      <style:text-properties fo:font-weight="normal" style:font-weight-asian="normal" style:font-weight-complex="normal"/>
    </style:style>
    <style:style style:name="P16" style:family="paragraph" style:parent-style-name="Standard" style:list-style-name="L6">
      <style:text-properties fo:font-weight="normal" style:font-weight-asian="normal" style:font-weight-complex="normal"/>
    </style:style>
    <style:style style:name="P17" style:family="paragraph" style:parent-style-name="Standard" style:list-style-name="L8">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8"/>
    <style:style style:name="P20" style:family="paragraph" style:parent-style-name="Text_20_body">
      <style:text-properties fo:font-variant="normal" fo:text-transform="none" fo:color="#222222" style:font-name="Arial" fo:font-size="9.75pt" fo:letter-spacing="normal" fo:font-style="normal" fo:font-weight="normal" style:font-weight-asian="normal" style:font-weight-complex="normal"/>
    </style:style>
    <style:style style:name="P21" style:family="paragraph" style:parent-style-name="Text_20_body">
      <style:paragraph-properties fo:margin-left="0cm" fo:margin-right="0cm" style:line-height-at-least="0.556cm" fo:orphans="2" fo:widows="2" fo:text-indent="0cm" style:auto-text-indent="false"/>
      <style:text-properties fo:font-variant="normal" fo:text-transform="none" fo:color="#222222" style:font-name="Arial"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style:font-name="Helvetica Neue" fo:font-size="12pt" fo:font-style="normal" fo:font-weight="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1</text:p>
      <text:p text:style-name="P5">Why ?</text:p>
      <text:p text:style-name="Standard"/>
      <text:p text:style-name="Standard">GPS cheapest - $60 -- nextar - Rs.3300</text:p>
      <text:p text:style-name="Standard">Spice Mi310 -- Gps + android - Rs. 4000</text:p>
      <text:p text:style-name="Standard"/>
      <text:p text:style-name="Standard">900M mobile users in India.. Press Information Bureau, GOI, 2nd Aug, 2012</text:p>
      <text:p text:style-name="Standard">http://pib.nic.in/newsite/erelease.aspx?relid=85669</text:p>
      <text:p text:style-name="Standard"/>
      <text:p text:style-name="Standard">10% have smartphones - http://www.asiamediajournal.com/pressrelease.php?id=3756</text:p>
      <text:p text:style-name="Standard">about 50% of which are Symbian</text:p>
      <text:p text:style-name="Standard">Smartphones are growing at double rate. 11M sold this year.</text:p>
      <text:p text:style-name="Standard"/>
      <text:p text:style-name="Standard">800M+ vanilla mobiles</text:p>
      <text:p text:style-name="Standard">Feature phones market is almost constant but huge. 170M sold in each of the last two years</text:p>
      <text:p text:style-name="Standard"/>
      <text:p text:style-name="Standard"/>
      <text:p text:style-name="Standard">1:3 - rural to urban distribution</text:p>
      <text:p text:style-name="Standard"/>
      <text:p text:style-name="Standard"/>
      <text:p text:style-name="Standard">87M mobile internet users</text:p>
      <text:p text:style-name="Standard">http://www.thehindu.com/sci-tech/internet/internet-mobile-users-set-to-double-to-165-m-by-2015/article4265560.ece</text:p>
      <text:p text:style-name="Standard">09:47pm,14th jan</text:p>
      <text:p text:style-name="Standard"/>
      <text:p text:style-name="Standard">3M rural india mobile internet users - 7.2x in the past 2yrs</text:p>
      <text:p text:style-name="Standard">http://articles.timesofindia.indiatimes.com/2012-09-10/mumbai/33736420_1_mobile-association-internet-users</text:p>
      <text:p text:style-name="Standard"/>
      <text:p text:style-name="P9">“ <text:span text:style-name="T2">Even though projections show most people will get smartphones in the next decade, most people still won’t have data access because the cost of data remains much more expensive than the price of a smartphone.” - Facebook</text:span></text:p>
      <text:p text:style-name="Standard"/>
      <text:p text:style-name="Standard">Pros:</text:p>
      <text:p text:style-name="Standard">No or nominal cost of service</text:p>
      <text:p text:style-name="Standard">Accessible for even basic feature phones</text:p>
      <text:p text:style-name="Standard">Doesnt require GPRS/GPS</text:p>
      <text:p text:style-name="Standard">A natural navigation guide for humans:</text:p>
      <text:p text:style-name="Standard"><text:tab/>Rather than knowing exact turns descriptions and guiding along every decision point in moving from LHC to DOAA, it would be easier to make him move in zones e.g Cross by Western Labs and ACES towards Staff Canteen and halt. </text:p>
      <text:p text:style-name="Standard">The Use of Visual landmarks in a Wayfinding</text:p>
      <text:p text:style-name="Standard"><text:tab/>System for Elderly with Beginning Dementia</text:p>
      <text:p text:style-name="Standard"><text:tab/>D. Veldkamp 1, F. Hagethorn1, B. Kröse1, P. de Greef2</text:p>
      <text:p text:style-name="Standard"/>
      <text:p text:style-name="Standard">Context Specific Wayfinding</text:p>
      <text:p text:style-name="Standard">Can identify context and abstract irrelevant details.</text:p>
      <text:p text:style-name="Standard"/>
      <text:p text:style-name="Standard">Cons:</text:p>
      <text:p text:style-name="Standard">User experience inferior to smartphones apps</text:p>
      <text:p text:style-name="Standard"><text:soft-page-break/>Requires setting up of finely detailed maps so as to cover every address in the city and map it to landmarks</text:p>
      <text:p text:style-name="Standard"/>
      <text:p text:style-name="Standard"/>
      <text:p text:style-name="Standard">Past Work</text:p>
      <text:p text:style-name="Standard">AT&amp;T Navigator for featurephones: Internet+ GPS</text:p>
      <text:p text:style-name="Standard">ebookbrowse.com/att-navigator-users-guide-featurephones-pdf-d197921413</text:p>
      <text:p text:style-name="Standard"/>
      <text:p text:style-name="Standard"/>
      <text:p text:style-name="Standard"/>
      <text:p text:style-name="P2">22/01</text:p>
      <text:p text:style-name="Standard">Clarifications:</text:p>
      <text:p text:style-name="Standard">1] GPS guides often turn out to be inaccurate and misleading. Esp in the 3rd world context where the streets are narrow and</text:p>
      <text:p text:style-name="Standard">the buildings are tall making it even more difficult to track.</text:p>
      <text:p text:style-name="Standard">2] Google Maps not labelled accurately.</text:p>
      <text:p text:style-name="Standard">3] Apps require GPS/GPRS. Some people who cant read maps and directions well but can understand well in terms of landmarks and natural conversation.</text:p>
      <text:p text:style-name="Standard">4] Those that dont require GPS/GPRS are high on storage.</text:p>
      <text:p text:style-name="Standard"/>
      <text:p text:style-name="Standard">Open source GIS systems -- one with APIs</text:p>
      <text:p text:style-name="Standard">Quantum GIS - Desktop GIS</text:p>
      <text:p text:style-name="Standard">:Direct viewing of data and rastering in different formats including shapefile format of ArcGIS</text:p>
      <text:p text:style-name="Standard">:Create, edit and export spatial data</text:p>
      <text:p text:style-name="Standard">:Spatial analysis - Map algebra, network analysis</text:p>
      <text:p text:style-name="Standard"/>
      <text:p text:style-name="Standard">Java library - GeoTools</text:p>
      <text:p text:style-name="Standard">Python library - GDAl??</text:p>
      <text:p text:style-name="Standard"/>
      <text:p text:style-name="Standard"/>
      <text:p text:style-name="Standard">Routing Engine - pgrouting.. Quantum gis can integrate it</text:p>
      <text:p text:style-name="P3">Yes, Use it</text:p>
      <text:p text:style-name="P3"/>
      <text:p text:style-name="P4">29/01</text:p>
      <text:p text:style-name="Standard"/>
      <text:p text:style-name="Standard">Shapefiles – Spatially describe points, line, geometry</text:p>
      <text:p text:style-name="Standard"><text:span text:style-name="T1">Ques </text:span>: Can I get an index a shapefile.. so that I can route between points?</text:p>
      <text:p text:style-name="Standard">Routing engine leave it</text:p>
      <text:p text:style-name="Standard"/>
      <text:p text:style-name="P4">05/02</text:p>
      <text:p text:style-name="Standard">Creating a geodatabase</text:p>
      <text:p text:style-name="Standard">Landmarks extraction </text:p>
      <text:list xml:id="list1513401696" text:style-name="L1">
        <text:list-item>
          <text:p text:style-name="P10">Crowdsourcing</text:p>
        </text:list-item>
        <text:list-item>
          <text:p text:style-name="P10">Brenner Elias </text:p>
        </text:list-item>
      </text:list>
      <text:p text:style-name="P8">This concept is used by </text:p>
      <text:p text:style-name="P8">(Raubal and Winter, 2002) to provide measures to specify for- </text:p>
      <text:p text:style-name="P8">mally the landmark saliency of buildings: the strength or attrac- </text:p>
      <text:p text:style-name="P8">tiveness of landmarks is determined by the components visual </text:p>
      <text:p text:style-name="P8">attraction (e.g. consisting of facade area, shape, color, visibility), </text:p>
      <text:p text:style-name="P8"><text:s/>̧ </text:p>
      <text:p text:style-name="P8"><text:soft-page-break/>semantic attraction (cultural and historical importance, explicit </text:p>
      <text:p text:style-name="P8">marks, e.g. shop signs) and structural attraction (nodes (impor- </text:p>
      <text:p text:style-name="P8">tant intersection), boundaries (parting elements like rail tracks </text:p>
      <text:p text:style-name="P8">or rivers), regions (building blocks)). The combination of the </text:p>
      <text:p text:style-name="P8">property values leads to a numerical estimation of the landmark’s </text:p>
      <text:p text:style-name="P8">saliency</text:p>
      <text:p text:style-name="P8"/>
      <text:list xml:id="list1484685279" text:style-name="L2">
        <text:list-item>
          <text:p text:style-name="P11">Data mining : Extracting geomtrical features</text:p>
          <text:p text:style-name="P11">If the chosen attributes are suitable for developing an </text:p>
          <text:p text:style-name="P11">object schema and outliers from this schema present something </text:p>
          <text:p text:style-name="P11">particular, it is possible to determine landmarks through statistics </text:p>
          <text:p text:style-name="P11">and data mining methods </text:p>
        </text:list-item>
      </text:list>
      <text:p text:style-name="Standard"/>
      <text:p text:style-name="Standard">Landmark Saliency</text:p>
      <text:list xml:id="list530069793" text:style-name="L3">
        <text:list-item>
          <text:p text:style-name="P12">Visual, Semantic and Structural Attraction</text:p>
        </text:list-item>
        <text:list-item>
          <text:p text:style-name="P12">Enriching wayfinding – winter and roubal</text:p>
        </text:list-item>
      </text:list>
      <text:p text:style-name="P8"/>
      <text:p text:style-name="P8"/>
      <text:p text:style-name="Standard"/>
      <text:p text:style-name="Standard">Employ routing engines</text:p>
      <text:p text:style-name="Standard">Use routing engines to find paths</text:p>
      <text:p text:style-name="Standard"/>
      <text:p text:style-name="P6"/>
      <text:p text:style-name="P6">OVERALL WORKFLOW</text:p>
      <text:p text:style-name="P6"/>
      <text:p text:style-name="P7">Understanding destination descrip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6">WAYFINDING</text:p>
      <text:p text:style-name="P6"/>
      <text:p text:style-name="P7">Yoga Centre? Sitting at Hall-9</text:p>
      <text:p text:style-name="P7"/>
      <text:p text:style-name="P7">1. First left from Hall-2</text:p>
      <text:p text:style-name="P7"/>
      <text:p text:style-name="P7">2. Near V-H extension</text:p>
      <text:p text:style-name="P7"/>
      <text:p text:style-name="P7">3. On the road from MT to Nankari Village</text:p>
      <text:p text:style-name="P7"/>
      <text:p text:style-name="P7"/>
      <text:p text:style-name="P6">IDEAS</text:p>
      <text:p text:style-name="P7">We need the metainformation of the buildings and the places</text:p>
      <text:p text:style-name="P7">How do we get it?</text:p>
      <text:p text:style-name="P7"/>
      <text:list xml:id="list1303181688" text:style-name="L4">
        <text:list-item>
          <text:p text:style-name="P14">Start with a preliminary wayfinding tool!</text:p>
        </text:list-item>
      </text:list>
      <text:list xml:id="list1978955228" text:style-name="L5">
        <text:list-item>
          <text:p text:style-name="P15">While guiding users, having known their locations ask - what do you see?</text:p>
        </text:list-item>
        <text:list-item>
          <text:p text:style-name="P15">Make a recording of whatever they say</text:p>
        </text:list-item>
        <text:list-item>
          <text:p text:style-name="P15">Process these recordings to calculate worth and use them in reorientations</text:p>
        </text:list-item>
      </text:list>
      <text:p text:style-name="P7"/>
      <text:p text:style-name="P7"/>
      <text:p text:style-name="P6">Goodness of fit</text:p>
      <text:list xml:id="list1402843852" text:style-name="L6">
        <text:list-item>
          <text:p text:style-name="P16">The time difference between actual time of arrival and expected time to reacht the destination at the start of journey</text:p>
        </text:list-item>
        <text:list-item>
          <text:p text:style-name="P16"><text:s/>The number of prompts made</text:p>
        </text:list-item>
      </text:list>
      <text:p text:style-name="P7"/>
      <text:p text:style-name="P7">Both these paramenters would be normalized over the number of mistakes made by the client</text:p>
      <text:p text:style-name="P7"/>
      <text:p text:style-name="P6">Positives of the approach</text:p>
      <text:p text:style-name="P7"><text:s/>Route knowledge might thus best be</text:p>
      <text:p text:style-name="P7">learned if a route is presented sequentially from the egocentric perspective.</text:p>
      <text:p text:style-name="P7"/>
      <text:p text:style-name="P20">While traditional Global Positioning System (GPS) technologies are finding broad adoption in a variety of consumer devices, such technologies are not always effective or practical in some applications. Audio signal-based positioning can provide an alternative to traditional GPS because audio sources (e.g., loudspeakers) and sensors (e.g., microphones on mobile devices) are ubiquitous and relatively inexpensive, particularly in application domains where traditional GPS is ineffective or not cost effective. Applications of this technology include indoor navigation, in store browsing, games and augmented reality.</text:p>
      <text:p text:style-name="P21">Audio based positioning holds promise for indoor navigation because sound systems are commonly used for background sound and public address announcements, and thus, provide a low cost infrastructure in which a positioning network can be implemented. Audio based positioning also presents an alternative to traditional satellite based GPS, which is not reliable indoors. Indoor navigation enabled on a mobile handset enables the user to locate items in a store or other venue. It also enables navigation guidance to the user via the mobile handset via directions and interactive maps presented on the handset.</text:p>
      <text:p text:style-name="P21">Audio based positioning also enables in-store browsing based on user location on mobile handsets. This provides benefits for the customer, who can learn about products at particular locations, and for the store <text:soft-page-break/>owner, who can gather market intelligence to better serve customers and more effectively configure product offerings to maximize sales.</text:p>
      <text:p text:style-name="P21">Audio based positioning enables location based game features. Again, since microphones are common on mobile phones and these devices are increasingly used as game platforms, the combination of audio based positioning with game applications provides a cost effective way to enable location based features for games where other location services are unreliable.</text:p>
      <text:p text:style-name="P21">Augmented reality applications use sensors on mobile devices to determine the position and orientation of the devices. Using this information, the devices can then “augment” the user's view of surrounding area with synthetically generated graphics that are constructed using a spatial coordinate system of the neighboring area constructed form the devices location, orientation and possible other sensed context information. For example, computer generated graphics are superimposed on a representation of the surrounding area (e.g., based on video captured through the device's camera, or through an interactive 2D or 3D map constructed from a map database and location/orientation of the device).</text:p>
      <text:p text:style-name="P7"/>
      <text:p text:style-name="P7">Limitating applications Of GUI:</text:p>
      <text:list xml:id="list1164904327" text:style-name="L8">
        <text:list-item>
          <text:p text:style-name="P19"><text:span text:style-name="T3">interactions with the real world being more important than interactions with</text:span></text:p>
          <text:p text:style-name="P17">the computer, so the user has a strictly limited attention capacity for the</text:p>
          <text:p text:style-name="P17">computer;</text:p>
        </text:list-item>
        <text:list-item>
          <text:p text:style-name="P17">the user’s hands being used to manipulate physical objects;</text:p>
        </text:list-item>
        <text:list-item>
          <text:p text:style-name="P17">the user being involved in tasks that demand a high level of attention (to avoid</text:p>
          <text:p text:style-name="P17">danger to the individual as well as to engage with the task at hand);</text:p>
        </text:list-item>
        <text:list-item>
          <text:p text:style-name="P17">users being highly mobile, and adopting a variety of positions and postures</text:p>
          <text:p text:style-name="P17">during the task;</text:p>
          <text:p text:style-name="P17">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az Khan</meta:initial-creator>
    <meta:creation-date>2013-01-27T21:20:49</meta:creation-date>
    <dc:date>2014-04-08T14:39:51</dc:date>
    <dc:creator>Arbaz Khan</dc:creator>
    <meta:editing-duration>PT18H7M48S</meta:editing-duration>
    <meta:editing-cycles>19</meta:editing-cycles>
    <meta:generator>LibreOffice/3.5$Linux_x86 LibreOffice_project/350m1$Build-2</meta:generator>
    <meta:document-statistic meta:table-count="0" meta:image-count="0" meta:object-count="0" meta:page-count="5" meta:paragraph-count="118" meta:word-count="1217" meta:character-count="7652" meta:non-whitespace-character-count="6909"/>
  </office:meta>
</office:document-meta>
</file>